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F17" svg:font-family="F17" style:font-family-generic="swiss"/>
    <style:font-face style:name="F58" svg:font-family="F58" style:font-family-generic="swiss"/>
    <style:font-face style:name="F59" svg:font-family="F5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F17" fo:font-size="14pt" style:font-name-asian="F17" style:font-size-asian="14pt" style:font-name-complex="F17" style:font-size-complex="14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F58" fo:font-size="8pt" style:font-name-asian="F58" style:font-size-asian="8pt" style:font-name-complex="F58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F17" style:font-size-asian="12pt" style:font-name-complex="F17" style:font-size-complex="12pt"/>
    </style:style>
    <style:style style:name="P5" style:family="paragraph" style:parent-style-name="Heading_20_1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Arial" fo:font-size="14pt" style:font-name-asian="F17" style:font-size-asian="14pt" style:font-name-complex="F17" style:font-size-complex="14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4pt" style:font-name-asian="F17" style:font-size-asian="14pt" style:font-name-complex="F17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2pt" style:font-name-asian="F17" style:font-size-asian="12pt" style:font-name-complex="F17" style:font-size-complex="12pt"/>
    </style:style>
    <style:style style:name="P10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style:font-name="Arial" fo:font-size="14pt" style:font-name-asian="F17" style:font-size-asian="14pt" style:font-name-complex="F17" style:font-size-complex="14pt"/>
    </style:style>
    <style:style style:name="T2" style:family="text">
      <style:text-properties style:font-name="Arial" fo:font-size="14pt" style:font-name-asian="F59" style:font-size-asian="14pt" style:font-name-complex="F59" style:font-size-complex="14pt"/>
    </style:style>
    <style:style style:name="T3" style:family="text">
      <style:text-properties style:font-name="Arial" fo:font-size="14pt" fo:font-weight="normal" style:font-name-asian="F59" style:font-size-asian="14pt" style:font-weight-asian="normal" style:font-name-complex="F59" style:font-size-complex="14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ate of return</text:h>
      <text:p text:style-name="P3"><draw:frame draw:style-name="fr1" draw:name="Objekt2" text:anchor-type="as-char" svg:y="-0.908cm" svg:width="5.454cm" svg:height="1.498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3"/>
      <text:p text:style-name="P9"><draw:frame draw:style-name="fr1" draw:name="Objekt3" text:anchor-type="as-char" svg:y="-0.503cm" svg:width="3.415cm" svg:height="0.646cm" draw:z-index="1"><draw:object xlink:href="./Object 3" xlink:type="simple" xlink:show="embed" xlink:actuate="onLoad"/><draw:image xlink:href="./ObjectReplacements/Object 3" xlink:type="simple" xlink:show="embed" xlink:actuate="onLoad"/><svg:desc>Formel</svg:desc></draw:frame> <text:tab/><draw:frame draw:style-name="fr1" draw:name="Objekt4" text:anchor-type="as-char" svg:y="-0.582cm" svg:width="1.64cm" svg:height="0.70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7">V: Varianz</text:p>
      <text:p text:style-name="P7">S: Standardabweichung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F17" svg:font-family="F17" style:font-family-generic="swiss"/>
    <style:font-face style:name="F58" svg:font-family="F58" style:font-family-generic="swiss"/>
    <style:font-face style:name="F59" svg:font-family="F5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22:13.79</meta:creation-date>
    <dc:date>2016-06-13T21:35:33.06</dc:date>
    <meta:editing-duration>PT40M32S</meta:editing-duration>
    <meta:editing-cycles>8</meta:editing-cycles>
    <meta:generator>OpenOffice.org/3.4.1$Win32 OpenOffice.org_project/341m1$Build-9593</meta:generator>
    <meta:document-statistic meta:table-count="0" meta:image-count="0" meta:object-count="3" meta:page-count="1" meta:paragraph-count="5" meta:word-count="7" meta:character-count="50"/>
  </office:meta>
</office:document-meta>
</file>

<file path=Object 1/content.xml><?xml version="1.0" encoding="utf-8"?>
<math xmlns="http://www.w3.org/1998/Math/MathML">
  <semantics>
    <mrow>
      <mi mathvariant="italic">ror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i>r</mi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i>r</mi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i>r</mi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r(t_{n}) =  {r(t_{n}) -r(t_{n-1})} over {r(t_{n-1})} </annotation>
  </semantics>
</math>
</file>

<file path=Object 2/content.xml><?xml version="1.0" encoding="utf-8"?>
<math xmlns="http://www.w3.org/1998/Math/MathML">
  <semantics>
    <mrow>
      <mrow>
        <mi>V</mi>
        <mo stretchy="false">=</mo>
        <msup>
          <mi>S</mi>
          <mn>2</mn>
        </msup>
      </mrow>
    </mrow>
    <annotation encoding="StarMath 5.0">V =  S^2</annotation>
  </semantics>
</math>
</file>

<file path=Object 3/content.xml><?xml version="1.0" encoding="utf-8"?>
<math xmlns="http://www.w3.org/1998/Math/MathML">
  <semantics>
    <mrow>
      <mi mathvariant="italic">ror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V</mi>
        </mrow>
        <mo stretchy="false">)</mo>
      </mrow>
    </mrow>
    <annotation encoding="StarMath 5.0">ror(t) =  f(V) </annotation>
  </semantics>
</math>
</file>